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rsid="00449123" officeooo:paragraph-rsid="00449123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1cc18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6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cm" loext:border="none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size="10pt" fo:font-weight="normal" officeooo:rsid="00449123" officeooo:paragraph-rsid="00676701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2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34"><text:span text:style-name="T24">docker run -it --name cowsay -h cowsay </text:span><text:span text:style-name="T28">debian</text:span><text:span text:style-name="T24"> bash </text:span></text:p>
      <text:p text:style-name="P34"><text:span text:style-name="T24">apt-get update </text:span><text:span text:style-name="T27">&amp;&amp; </text:span><text:span text:style-name="T24">apt-get install -y cowsay fortune </text:span></text:p>
      <text:p text:style-name="P20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4">chmod +x /usr/games/test.sh</text:p>
      <text:p text:style-name="P26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1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2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7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3">echo alias cowsay="'docker run --tty test/cowsayimage env TERM=xterm /usr/games/test.sh'"&gt;&gt;.bashrc</text:p>
      <text:p text:style-name="P28"><text:span text:style-name="T36">п</text:span><text:span text:style-name="T35">ерезагрузить терминал</text:span></text:p>
      <text:p text:style-name="P25">cowsay</text:p>
      <text:p text:style-name="P25"/>
      <text:p text:style-name="P40"><text:soft-page-break/><text:span text:style-name="T40">lazydocker</text:span></text:p>
      <text:p text:style-name="P41">curl https://raw.githubusercontent.com/jesseduffield/lazydocker/master/scripts/install_update_linux.sh | bash</text:p>
      <text:p text:style-name="P39">https://github.com/jesseduffield/lazydocker#requirements</text:p>
      <text:p text:style-name="P25"/>
      <text:p text:style-name="P29">https://www.docker.com/blog/how-to-use-the-official-nginx-docker-image/</text:p>
      <text:p text:style-name="P33">docker run -it --rm -d -p 8080:80 --name web nginx</text:p>
      <text:p text:style-name="P25"><text:a xlink:type="simple" xlink:href="http://localhost:8080/" text:style-name="Internet_20_link" text:visited-style-name="Visited_20_Internet_20_Link"><text:span text:style-name="T10">http://localhost:8080</text:span></text:a></text:p>
      <text:p text:style-name="P37"/>
      <text:p text:style-name="P36">To download and install the Compose CLI plugin, run:</text:p>
      <text:p text:style-name="P19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35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35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7"/>
      <text:p text:style-name="P31"/>
      <text:p text:style-name="P30"/>
      <text:p text:style-name="P30"/>
      <text:p text:style-name="P3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22T11:14:17.090232887</dc:date>
    <meta:editing-duration>PT5H53M39S</meta:editing-duration>
    <meta:editing-cycles>66</meta:editing-cycles>
    <meta:document-statistic meta:table-count="0" meta:image-count="0" meta:object-count="0" meta:page-count="2" meta:paragraph-count="52" meta:word-count="365" meta:character-count="3039" meta:non-whitespace-character-count="2698"/>
  </office:meta>
</office:document-meta>
</file>